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6700000242B335BB75891AB3B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203cm" svg:height="11.469cm" svg:x="4.881cm" svg:y="9.402cm">
          <draw:image xlink:href="Pictures/100000000000026700000242B335BB75891AB3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5:05:17.446985864</meta:creation-date>
    <dc:date>2018-04-27T15:05:39.703907269</dc:date>
    <meta:editing-duration>PT22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